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Times New Roman2" svg:font-family="'Times New Roman'" style:font-adornments="Regular" style:font-family-generic="roman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 Unicode1" svg:font-family="'Lucida Sans Unicode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9966cc" draw:marker-start-width="0.352cm" draw:marker-end-width="0.352cm" draw:fill="none" draw:textarea-horizontal-align="justify" draw:textarea-vertical-align="middle" draw:auto-grow-height="false" fo:min-height="5.15cm" fo:min-width="4.9cm" fo:padding-top="0.175cm" fo:padding-bottom="0.175cm" fo:padding-left="0.3cm" fo:padding-right="0.3cm"/>
    </style:style>
    <style:style style:name="gr2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7.079cm" fo:min-width="7.746cm"/>
    </style:style>
    <style:style style:name="gr3" style:family="graphic" style:parent-style-name="standard">
      <style:graphic-properties svg:stroke-color="#9966cc" draw:fill="solid" draw:fill-color="#9966cc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svg:stroke-color="#ffffff" draw:fill="solid" draw:fill-color="#ffffff" draw:textarea-vertical-align="middle"/>
    </style:style>
    <style:style style:name="gr5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cm" fo:min-width="1.502cm"/>
    </style:style>
    <style:style style:name="gr7" style:family="graphic" style:parent-style-name="objectwithoutfill">
      <style:graphic-properties draw:stroke="solid" draw:stroke-dash="Dashed_20__28_var_29_" svg:stroke-width="0.102cm" svg:stroke-color="#b3b3b3" draw:marker-start-width="0.276cm" draw:marker-end-width="0.276cm" draw:fill="none" draw:textarea-vertical-align="middle" fo:padding-top="0.175cm" fo:padding-bottom="0.175cm" fo:padding-left="0.3cm" fo:padding-right="0.3cm"/>
    </style:style>
    <style:style style:name="gr8" style:family="graphic" style:parent-style-name="objectwithoutfill">
      <style:graphic-properties draw:stroke="dash" draw:stroke-dash="Ultrafine_20_Dashed" svg:stroke-width="0.102cm" draw:marker-start-width="0.352cm" draw:marker-end-width="0.352cm" draw:fill="none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8cm" fo:min-width="1.06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0.966cm"/>
    </style:style>
    <style:style style:name="gr11" style:family="graphic" style:parent-style-name="objectwithoutfill">
      <style:graphic-properties svg:stroke-width="0.051cm" draw:marker-start-width="0.276cm" draw:marker-end="Arrowheads_20_1" draw:marker-end-width="0.376cm" draw:fill="none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color="#000000" draw:fill="none" draw:fill-color="#ffffff" fo:min-height="0.497cm"/>
    </style:style>
    <style:style style:name="gr13" style:family="graphic" style:parent-style-name="standard">
      <style:graphic-properties svg:stroke-width="0cm" svg:stroke-color="#000000" draw:marker-start-width="0.2cm" draw:marker-end-width="0.2cm" draw:fill="solid" draw:fill-color="#ff6633" draw:textarea-horizontal-align="justify" draw:textarea-vertical-align="middle" draw:auto-grow-height="false" fo:min-height="1.285cm" fo:min-width="1.035cm" fo:padding-top="0.125cm" fo:padding-bottom="0.125cm" fo:padding-left="0.25cm" fo:padding-right="0.25cm"/>
    </style:style>
    <style:style style:name="gr14" style:family="graphic" style:parent-style-name="standard">
      <style:graphic-properties draw:textarea-horizontal-align="justify" draw:textarea-vertical-align="middle" draw:auto-grow-height="false" fo:min-height="0.383cm" fo:min-width="0.133cm"/>
    </style:style>
    <style:style style:name="gr15" style:family="graphic" style:parent-style-name="standard">
      <style:graphic-properties draw:textarea-horizontal-align="justify" draw:textarea-vertical-align="middle" draw:auto-grow-height="false" fo:min-height="0.382cm" fo:min-width="0.133cm"/>
    </style:style>
    <style:style style:name="gr16" style:family="graphic" style:parent-style-name="standard">
      <style:graphic-properties draw:fill="solid" draw:fill-color="#00ae00" draw:textarea-horizontal-align="justify" draw:textarea-vertical-align="middle" draw:auto-grow-height="false" fo:min-height="0cm" fo:min-width="0cm"/>
    </style:style>
    <style:style style:name="gr17" style:family="graphic" style:parent-style-name="standard">
      <style:graphic-properties svg:stroke-color="#000000" draw:fill="solid" draw:fill-color="#00ae00" draw:textarea-horizontal-align="justify" draw:textarea-vertical-align="middle" draw:auto-grow-height="false" fo:min-height="0cm" fo:min-width="1.168cm"/>
    </style:style>
    <style:style style:name="gr18" style:family="graphic" style:parent-style-name="standard">
      <style:graphic-properties draw:fill="solid" draw:fill-color="#00ae00" draw:textarea-horizontal-align="justify" draw:textarea-vertical-align="middle" draw:auto-grow-height="false" fo:min-height="0.083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9cm" fo:min-width="0.72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8cm" fo:min-width="0.98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0.983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9cm" fo:min-width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97cm" fo:min-width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5cm" fo:min-width="0cm"/>
    </style:style>
    <style:style style:name="gr25" style:family="graphic" style:parent-style-name="objectwithoutfill">
      <style:graphic-properties draw:stroke="dash" draw:stroke-dash="Dashed_20__28_var_29_"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9cm" fo:min-width="1.166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9cm" fo:min-width="1.081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8cm" fo:min-width="1.687cm"/>
    </style:style>
    <style:style style:name="gr29" style:family="graphic" style:parent-style-name="objectwithoutfill">
      <style:graphic-properties draw:marker-start="Arrowheads_20_2" draw:marker-end="Arrowheads_20_2" draw:fill="none" draw:textarea-vertical-align="middle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5cm" fo:min-width="0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9cm" fo:min-width="0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9cm" fo:min-width="0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17cm" fo:min-width="0cm"/>
    </style:style>
    <style:style style:name="gr34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/>
    </style:style>
    <style:style style:name="gr35" style:family="graphic" style:parent-style-name="standard">
      <style:graphic-properties svg:stroke-width="0cm" svg:stroke-color="#000000" draw:marker-start-width="0.2cm" draw:marker-end-width="0.2cm" draw:fill="none" draw:textarea-horizontal-align="justify" draw:textarea-vertical-align="middle" draw:auto-grow-height="false" fo:min-height="0cm" fo:min-width="0cm" fo:padding-top="0.125cm" fo:padding-bottom="0.125cm" fo:padding-left="0.25cm" fo:padding-right="0.25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2cm" fo:min-width="0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01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style:font-name="Times New Roman" fo:font-size="10pt" style:font-size-asian="10pt" style:font-size-complex="10pt"/>
    </style:style>
    <style:style style:name="P5" style:family="paragraph">
      <style:paragraph-properties fo:margin-left="0cm" fo:margin-right="0cm" fo:text-align="center" fo:text-indent="0cm"/>
      <style:text-properties style:font-name="Times New Roman" fo:font-size="10pt" style:font-size-asian="10pt" style:font-size-complex="10pt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text-position="sub 58%" style:font-name="Times New Roman" fo:font-size="14pt" style:font-size-asian="14pt" style:font-size-complex="14pt"/>
    </style:style>
    <style:style style:name="T3" style:family="text">
      <style:text-properties style:font-name="Times New Roman2" fo:font-size="10pt" style:font-name-asian="Times New Roman2" style:font-size-asian="10pt" style:font-name-complex="Times New Roman2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7.778cm" svg:height="7.778cm" draw:transform="rotate (-3.14159265358979) translate (14.498cm 7.87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8.246cm" svg:height="7.329cm" draw:transform="rotate (-3.14159265358979) translate (14.705cm 8.023cm)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81cm" svg:height="0.375cm" draw:transform="rotate (2.30331101385692) translate (8.388cm 1.002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polygon draw:style-name="gr4" draw:text-style-name="P1" draw:layer="layout" svg:width="0.28cm" svg:height="0.468cm" draw:transform="rotate (-3.14159265358979) translate (12.8311239530988cm 0.901214405360135cm)" svg:viewBox="0 0 281 469" draw:points="0,375 187,0 281,94 0,469">
            <text:p/>
          </draw:polygon>
        </draw:g>
        <draw:line draw:style-name="gr5" draw:text-style-name="P2" draw:layer="layout" svg:x1="2.354cm" svg:y1="2.572cm" svg:x2="2.354cm" svg:y2="4.073cm">
          <text:p/>
        </draw:line>
        <draw:line draw:style-name="gr5" draw:text-style-name="P2" draw:layer="layout" svg:x1="3.93cm" svg:y1="2.574cm" svg:x2="3.93cm" svg:y2="4.075cm">
          <text:p/>
        </draw:line>
        <draw:custom-shape draw:style-name="gr6" draw:text-style-name="P2" draw:layer="layout" svg:width="2.002cm" svg:height="0.225cm" svg:x="2.02cm" svg:y="3.276cm">
          <text:p/>
          <draw:enhanced-geometry svg:viewBox="0 0 21600 21600" draw:type="rectangle" draw:enhanced-path="M 0 0 L 21600 0 21600 21600 0 21600 0 0 Z N"/>
        </draw:custom-shape>
        <draw:line draw:style-name="gr7" draw:text-style-name="P2" draw:layer="layout" svg:x1="1.937cm" svg:y1="3.4cm" svg:x2="10.676cm" svg:y2="3.4cm">
          <text:p/>
        </draw:line>
        <draw:line draw:style-name="gr7" draw:text-style-name="P2" draw:layer="layout" svg:x1="5.422cm" svg:y1="3.4cm" svg:x2="10.612cm" svg:y2="2.6cm">
          <text:p/>
        </draw:line>
        <draw:line draw:style-name="gr7" draw:text-style-name="P2" draw:layer="layout" svg:x1="5.423cm" svg:y1="3.401cm" svg:x2="10.612cm" svg:y2="4.101cm">
          <text:p/>
        </draw:line>
        <draw:line draw:style-name="gr7" draw:text-style-name="P2" draw:layer="layout" svg:x1="10.678cm" svg:y1="3.401cm" svg:x2="15.868cm" svg:y2="2.601cm">
          <text:p/>
        </draw:line>
        <draw:line draw:style-name="gr7" draw:text-style-name="P2" draw:layer="layout" svg:x1="10.678cm" svg:y1="3.403cm" svg:x2="15.867cm" svg:y2="4.103cm">
          <text:p/>
        </draw:line>
        <draw:line draw:style-name="gr7" draw:text-style-name="P2" draw:layer="layout" svg:x1="10.642cm" svg:y1="2.612cm" svg:x2="19.12cm" svg:y2="2.612cm">
          <text:p/>
        </draw:line>
        <draw:line draw:style-name="gr7" draw:text-style-name="P2" draw:layer="layout" svg:x1="10.644cm" svg:y1="4.12cm" svg:x2="19.121cm" svg:y2="4.12cm">
          <text:p/>
        </draw:line>
        <draw:line draw:style-name="gr8" draw:text-style-name="P2" draw:layer="layout" svg:x1="5.399cm" svg:y1="4.645cm" svg:x2="5.399cm" svg:y2="2.143cm">
          <text:p/>
        </draw:line>
        <draw:line draw:style-name="gr8" draw:text-style-name="P2" draw:layer="layout" svg:x1="10.653cm" svg:y1="4.646cm" svg:x2="10.653cm" svg:y2="2.144cm">
          <text:p/>
        </draw:line>
        <draw:line draw:style-name="gr8" draw:text-style-name="P2" draw:layer="layout" svg:x1="15.907cm" svg:y1="4.647cm" svg:x2="15.907cm" svg:y2="2.145cm">
          <text:p/>
        </draw:line>
        <draw:frame draw:style-name="gr9" draw:text-style-name="P4" draw:layer="layout" svg:width="1.561cm" svg:height="0.748cm" svg:x="2.575cm" svg:y="2.785cm">
          <draw:text-box>
            <text:p text:style-name="P3"><text:span text:style-name="T1">+side</text:span></text:p>
          </draw:text-box>
        </draw:frame>
        <draw:frame draw:style-name="gr10" draw:text-style-name="P4" draw:layer="layout" svg:width="1.466cm" svg:height="0.762cm" svg:x="2.644cm" svg:y="3.42cm">
          <draw:text-box>
            <text:p text:style-name="P3"><text:span text:style-name="T1">-side</text:span></text:p>
          </draw:text-box>
        </draw:frame>
        <draw:line draw:style-name="gr11" draw:text-style-name="P2" draw:layer="layout" svg:x1="0.3cm" svg:y1="3.378cm" svg:x2="1.321cm" svg:y2="3.378cm">
          <text:p/>
        </draw:line>
        <draw:line draw:style-name="gr11" draw:text-style-name="P2" draw:layer="layout" svg:x1="0.318cm" svg:y1="3.378cm" svg:x2="0.318cm" svg:y2="2.404cm">
          <text:p/>
        </draw:line>
        <draw:frame draw:style-name="gr12" draw:text-style-name="P4" draw:layer="layout" svg:width="1.168cm" svg:height="0.747cm" svg:x="0.681cm" svg:y="2.658cm">
          <draw:text-box>
            <text:p><text:span text:style-name="T1">+z</text:span></text:p>
          </draw:text-box>
        </draw:frame>
        <draw:frame draw:style-name="gr12" draw:text-style-name="P4" draw:layer="layout" svg:width="1.168cm" svg:height="0.747cm" svg:x="-0.081cm" svg:y="1.896cm">
          <draw:text-box>
            <text:p><text:span text:style-name="T1">+x</text:span></text:p>
          </draw:text-box>
        </draw:frame>
        <draw:custom-shape draw:style-name="gr13" draw:text-style-name="P5" draw:layer="layout" svg:width="2.169cm" svg:height="2.169cm" svg:x="18.265cm" svg:y="2.274cm">
          <text:p text:style-name="P2"><text:span text:style-name="T1">detect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5" draw:layer="layout" svg:width="0.895cm" svg:height="0.895cm" svg:x="9.083cm" svg:y="4.226cm">
          <text:p text:style-name="P2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5" draw:layer="layout" svg:width="0.895cm" svg:height="0.894cm" svg:x="9.083cm" svg:y="1.074cm">
          <text:p text:style-name="P2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draw:layer="layout" svg:width="0.334cm" svg:height="0.334cm" svg:x="6.691cm" svg:y="2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draw:layer="layout" svg:width="1.668cm" svg:height="0.167cm" svg:x="6.024cm" svg:y="4.503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0.333cm" svg:height="0.333cm" svg:x="14.573cm" svg:y="4.455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draw:layer="layout" svg:width="1.668cm" svg:height="0.167cm" svg:x="13.905cm" svg:y="2.127cm">
          <text:p/>
          <draw:enhanced-geometry svg:viewBox="0 0 21600 21600" draw:mirror-vertical="true" draw:type="rectangle" draw:enhanced-path="M 0 0 L 21600 0 21600 21600 0 21600 0 0 Z N"/>
        </draw:custom-shape>
        <draw:frame draw:style-name="gr19" draw:text-style-name="P4" draw:layer="layout" svg:width="1.226cm" svg:height="0.959cm" svg:x="6.858cm" svg:y="1.689cm">
          <draw:text-box>
            <text:p text:style-name="P3"><text:span text:style-name="T1">+V</text:span><text:span text:style-name="T2">c1</text:span></text:p>
          </draw:text-box>
        </draw:frame>
        <draw:frame draw:style-name="gr20" draw:text-style-name="P4" draw:layer="layout" svg:width="1.483cm" svg:height="0.748cm" svg:x="6.191cm" svg:y="4.67cm">
          <draw:text-box>
            <text:p text:style-name="P3"><text:span text:style-name="T1">GND</text:span></text:p>
          </draw:text-box>
        </draw:frame>
        <draw:frame draw:style-name="gr21" draw:text-style-name="P4" draw:layer="layout" svg:width="1.483cm" svg:height="0.747cm" svg:x="14.05cm" svg:y="1.476cm">
          <draw:text-box>
            <text:p text:style-name="P3"><text:span text:style-name="T1">GND</text:span></text:p>
          </draw:text-box>
        </draw:frame>
        <draw:frame draw:style-name="gr22" draw:text-style-name="P4" draw:layer="layout" svg:width="1.493cm" svg:height="0.959cm" svg:x="1.714cm" svg:y="4.064cm">
          <draw:text-box>
            <text:p text:style-name="P3"><text:span text:style-name="T1">Slit 1</text:span></text:p>
          </draw:text-box>
        </draw:frame>
        <draw:frame draw:style-name="gr23" draw:text-style-name="P4" draw:layer="layout" svg:width="1.493cm" svg:height="0.747cm" svg:x="3.188cm" svg:y="4.076cm">
          <draw:text-box>
            <text:p text:style-name="P3"><text:span text:style-name="T1">Slit 2</text:span></text:p>
          </draw:text-box>
        </draw:frame>
        <draw:frame draw:style-name="gr24" draw:text-style-name="P4" draw:layer="layout" svg:width="2.224cm" svg:height="1.165cm" draw:transform="rotate (1.5707963267949) translate (5.35cm 4.247cm)">
          <draw:text-box>
            <text:p text:style-name="P3"><text:span text:style-name="T1">Grating 1</text:span></text:p>
          </draw:text-box>
        </draw:frame>
        <draw:line draw:style-name="gr25" draw:text-style-name="P2" draw:layer="layout" svg:x1="8.693cm" svg:y1="3.108cm" svg:x2="10.361cm" svg:y2="3.108cm">
          <text:p/>
        </draw:line>
        <draw:frame draw:style-name="gr20" draw:text-style-name="P4" draw:layer="layout" svg:width="1.483cm" svg:height="0.748cm" svg:x="7.525cm" svg:y="2.739cm">
          <draw:text-box>
            <text:p text:style-name="P3"><text:span text:style-name="T1">GND</text:span></text:p>
          </draw:text-box>
        </draw:frame>
        <draw:frame draw:style-name="gr19" draw:text-style-name="P4" draw:layer="layout" svg:width="1.226cm" svg:height="0.959cm" svg:x="14.732cm" svg:y="4.172cm">
          <draw:text-box>
            <text:p text:style-name="P3"><text:span text:style-name="T1">+V</text:span><text:span text:style-name="T2">c2</text:span></text:p>
          </draw:text-box>
        </draw:frame>
        <draw:frame draw:style-name="gr26" draw:text-style-name="P4" draw:layer="layout" svg:width="1.666cm" svg:height="0.959cm" svg:x="9.891cm" svg:y="0.997cm">
          <draw:text-box>
            <text:p text:style-name="P3"><text:span text:style-name="T1">+V</text:span><text:span text:style-name="T2">pillars</text:span></text:p>
          </draw:text-box>
        </draw:frame>
        <draw:frame draw:style-name="gr24" draw:text-style-name="P4" draw:layer="layout" svg:width="2.224cm" svg:height="1.165cm" draw:transform="rotate (1.5707963267949) translate (10.625cm 4.247cm)">
          <draw:text-box>
            <text:p text:style-name="P3"><text:span text:style-name="T1">Grating 2</text:span></text:p>
          </draw:text-box>
        </draw:frame>
        <draw:frame draw:style-name="gr24" draw:text-style-name="P4" draw:layer="layout" svg:width="2.224cm" svg:height="1.165cm" draw:transform="rotate (1.5707963267949) translate (15.826cm 4.247cm)">
          <draw:text-box>
            <text:p text:style-name="P3"><text:span text:style-name="T1">Grating 3</text:span></text:p>
          </draw:text-box>
        </draw:frame>
        <draw:frame draw:style-name="gr27" draw:text-style-name="P4" draw:layer="layout" svg:width="1.581cm" svg:height="0.959cm" svg:x="9.779cm" svg:y="4.229cm">
          <draw:text-box>
            <text:p text:style-name="P3"><text:span text:style-name="T1">-V</text:span><text:span text:style-name="T2">pillars</text:span></text:p>
          </draw:text-box>
        </draw:frame>
        <draw:frame draw:style-name="gr27" draw:text-style-name="P4" draw:layer="layout" svg:width="1.581cm" svg:height="0.959cm" svg:x="12.516cm" svg:y="0.127cm">
          <draw:text-box>
            <text:p text:style-name="P3"><text:span text:style-name="T3">Ω</text:span><text:span text:style-name="T2">lab</text:span></text:p>
          </draw:text-box>
        </draw:frame>
        <draw:frame draw:style-name="gr28" draw:text-style-name="P4" draw:layer="layout" svg:width="2.187cm" svg:height="0.748cm" svg:x="18.161cm" svg:y="0.168cm">
          <draw:text-box>
            <text:p text:style-name="P3"><text:span text:style-name="T1">Not to scale</text:span></text:p>
          </draw:text-box>
        </draw:frame>
        <draw:line draw:style-name="gr29" draw:text-style-name="P1" draw:layer="layout" svg:x1="5.434cm" svg:y1="6.123cm" svg:x2="10.668cm" svg:y2="6.123cm">
          <text:p/>
        </draw:line>
        <draw:line draw:style-name="gr29" draw:text-style-name="P1" draw:layer="measurelines" svg:x1="10.634cm" svg:y1="6.123cm" svg:x2="15.868cm" svg:y2="6.123cm">
          <text:p/>
        </draw:line>
        <draw:frame draw:style-name="gr22" draw:text-style-name="P4" draw:layer="measurelines" svg:width="1.493cm" svg:height="0.959cm" svg:x="7.651cm" svg:y="5.291cm">
          <draw:text-box>
            <text:p text:style-name="P3"><text:span text:style-name="T1">L</text:span><text:span text:style-name="T2">1</text:span></text:p>
          </draw:text-box>
        </draw:frame>
        <draw:frame draw:style-name="gr22" draw:text-style-name="P4" draw:layer="measurelines" svg:width="1.493cm" svg:height="0.959cm" svg:x="12.852cm" svg:y="5.292cm">
          <draw:text-box>
            <text:p text:style-name="P3"><text:span text:style-name="T1">L</text:span><text:span text:style-name="T2">2</text:span></text:p>
          </draw:text-box>
        </draw:frame>
        <draw:line draw:style-name="gr29" draw:text-style-name="P1" draw:layer="measurelines" svg:x1="2.334cm" svg:y1="2.323cm" svg:x2="3.937cm" svg:y2="2.323cm">
          <text:p/>
        </draw:line>
        <draw:frame draw:style-name="gr22" draw:text-style-name="P4" draw:layer="measurelines" svg:width="1.493cm" svg:height="0.959cm" svg:x="2.667cm" svg:y="1.426cm">
          <draw:text-box>
            <text:p text:style-name="P3"><text:span text:style-name="T1">z</text:span><text:span text:style-name="T2">s1,s2</text:span></text:p>
          </draw:text-box>
        </draw:frame>
        <draw:line draw:style-name="gr29" draw:text-style-name="P1" draw:layer="measurelines" svg:x1="5.434cm" svg:y1="1.023cm" svg:x2="9.525cm" svg:y2="1.023cm">
          <text:p/>
        </draw:line>
        <draw:frame draw:style-name="gr30" draw:text-style-name="P4" draw:layer="measurelines" svg:width="1.905cm" svg:height="1.035cm" svg:x="6.604cm" svg:y="0.116cm">
          <draw:text-box>
            <text:p text:style-name="P3"><text:span text:style-name="T1">z</text:span><text:span text:style-name="T2">g1,pillars</text:span></text:p>
          </draw:text-box>
        </draw:frame>
        <draw:line draw:style-name="gr29" draw:text-style-name="P1" draw:layer="measurelines" svg:x1="5.435cm" svg:y1="1.775cm" svg:x2="6.858cm" svg:y2="1.775cm">
          <text:p/>
        </draw:line>
        <draw:frame draw:style-name="gr31" draw:text-style-name="P4" draw:layer="measurelines" svg:width="1.353cm" svg:height="0.969cm" svg:x="5.505cm" svg:y="0.917cm">
          <draw:text-box>
            <text:p text:style-name="P3"><text:span text:style-name="T1">z</text:span><text:span text:style-name="T2">g1,c1</text:span></text:p>
          </draw:text-box>
        </draw:frame>
        <draw:line draw:style-name="gr29" draw:text-style-name="P1" draw:layer="measurelines" svg:x1="10.668cm" svg:y1="5.326cm" svg:x2="14.758cm" svg:y2="5.326cm">
          <text:p/>
        </draw:line>
        <draw:frame draw:style-name="gr32" draw:text-style-name="P4" draw:layer="measurelines" svg:width="1.316cm" svg:height="1.04cm" svg:x="12.146cm" svg:y="4.421cm">
          <draw:text-box>
            <text:p text:style-name="P3"><text:span text:style-name="T1">z</text:span><text:span text:style-name="T2">g2,c2</text:span></text:p>
          </draw:text-box>
        </draw:frame>
        <draw:line draw:style-name="gr29" draw:text-style-name="P1" draw:layer="measurelines" svg:x1="3.937cm" svg:y1="6.875cm" svg:x2="6.859cm" svg:y2="6.875cm">
          <text:p/>
        </draw:line>
        <draw:line draw:style-name="gr29" draw:text-style-name="P1" draw:layer="measurelines" svg:x1="3.937cm" svg:y1="7.175cm" svg:x2="14.732cm" svg:y2="7.175cm">
          <text:p/>
        </draw:line>
        <draw:frame draw:style-name="gr33" draw:text-style-name="P4" draw:layer="measurelines" svg:width="2.159cm" svg:height="1.667cm" svg:x="4.806cm" svg:y="6.018cm">
          <draw:text-box>
            <text:p text:style-name="P3"><text:span text:style-name="T1">z</text:span><text:span text:style-name="T2">s1,c1</text:span></text:p>
          </draw:text-box>
        </draw:frame>
        <draw:frame draw:style-name="gr33" draw:text-style-name="P4" draw:layer="measurelines" svg:width="2.159cm" svg:height="1.667cm" svg:x="8.807cm" svg:y="6.319cm">
          <draw:text-box>
            <text:p text:style-name="P3"><text:span text:style-name="T1">z</text:span><text:span text:style-name="T2">s1,c2</text:span></text:p>
          </draw:text-box>
        </draw:frame>
        <draw:custom-shape draw:style-name="gr34" draw:text-style-name="P1" draw:layer="layout" svg:width="0.127cm" svg:height="0.127cm" svg:x="0.281cm" svg:y="3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" draw:layer="layout" svg:width="0.254cm" svg:height="0.254cm" svg:x="0.213cm" svg:y="3.7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4" draw:layer="layout" svg:width="1.168cm" svg:height="0.747cm" svg:x="-0.081cm" svg:y="3.897cm">
          <draw:text-box>
            <text:p><text:span text:style-name="T1">+y</text:span></text:p>
          </draw:text-box>
        </draw:frame>
        <draw:line draw:style-name="gr29" draw:text-style-name="P1" draw:layer="layout" svg:x1="4.191cm" svg:y1="3.524cm" svg:x2="4.191cm" svg:y2="3.27cm">
          <text:p/>
        </draw:line>
        <draw:frame draw:style-name="gr36" draw:text-style-name="P4" draw:layer="layout" svg:width="0.989cm" svg:height="0.959cm" svg:x="3.837cm" svg:y="2.44cm">
          <draw:text-box>
            <text:p text:style-name="P3"><text:span text:style-name="T1">w</text:span><text:span text:style-name="T2">2</text:span></text:p>
          </draw:text-box>
        </draw:frame>
        <draw:line draw:style-name="gr29" draw:text-style-name="P1" draw:layer="layout" svg:x1="2.092cm" svg:y1="3.524cm" svg:x2="2.092cm" svg:y2="3.27cm">
          <text:p/>
        </draw:line>
        <draw:frame draw:style-name="gr33" draw:text-style-name="P4" draw:layer="layout" svg:width="1.156cm" svg:height="1.667cm" svg:x="1.638cm" svg:y="2.44cm">
          <draw:text-box>
            <text:p text:style-name="P3"><text:span text:style-name="T1">w</text:span><text:span text:style-name="T2">1</text:span></text:p>
          </draw:text-box>
        </draw:frame>
        <draw:line draw:style-name="gr29" draw:text-style-name="P1" draw:layer="layout" svg:x1="18.092cm" svg:y1="4.445cm" svg:x2="18.092cm" svg:y2="2.286cm">
          <text:p/>
        </draw:line>
        <draw:frame draw:style-name="gr37" draw:text-style-name="P4" draw:layer="layout" svg:width="1.27cm" svg:height="0.959cm" svg:x="17.172cm" svg:y="2.851cm">
          <draw:text-box>
            <text:p text:style-name="P3"><text:span text:style-name="T1">w</text:span><text:span text:style-name="T2">de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1" svg:font-family="'Times New Roman'" style:font-family-generic="roman"/>
    <style:font-face style:name="Times New Roman2" svg:font-family="'Times New Roman'" style:font-adornments="Regular" style:font-family-generic="roman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 Unicode1" svg:font-family="'Lucida Sans Unicode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31 902" svg:d="M564 0l-564 902h1131z"/>
    <draw:marker draw:name="Arrowheads_20_2" draw:display-name="Arrowheads 2" svg:viewBox="0 0 836 110" svg:d="M0 0h278 278 280v36 36 38h-278-278-280v-36-36z"/>
    <draw:stroke-dash draw:name="Dashed_20__28_var_29_" draw:display-name="Dashed (var)" draw:style="rect" draw:dots1="1" draw:dots1-length="197%" draw:distance="12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Lucida Sans Unicode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.65cm" fo:page-height="7.36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28T14:08:13.064003386</meta:creation-date>
    <dc:date>2015-06-25T14:27:49.814633026</dc:date>
    <meta:editing-duration>PT3H40M6S</meta:editing-duration>
    <meta:editing-cycles>29</meta:editing-cycles>
    <meta:generator>LibreOffice/4.3.7.2$Linux_X86_64 LibreOffice_project/430m0$Build-2</meta:generator>
    <meta:document-statistic meta:object-count="71"/>
  </office:meta>
</office:document-meta>
</file>